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Scheherazade" svg:font-family="Scheherazade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 style:writing-mode="rl-tb"/>
      <style:text-properties fo:font-size="24pt" officeooo:rsid="000cdb6a" officeooo:paragraph-rsid="000cdb6a" style:font-size-asian="24pt" style:font-name-complex="Scheherazade" style:font-size-complex="24pt"/>
    </style:style>
    <style:style style:name="P2" style:family="paragraph" style:parent-style-name="Arabic">
      <style:text-properties fo:font-size="24pt" style:font-size-asian="24pt" style:font-size-complex="24pt"/>
    </style:style>
    <style:style style:name="P3" style:family="paragraph" style:parent-style-name="Standard">
      <style:paragraph-properties fo:text-align="end" style:justify-single-word="false" style:writing-mode="rl-tb"/>
      <style:text-properties fo:font-size="24pt" officeooo:rsid="000cdb6a" officeooo:paragraph-rsid="000cdb6a" style:font-size-asian="24pt" style:font-name-complex="Scheherazade" style:font-size-complex="24pt"/>
    </style:style>
    <style:style style:name="T1" style:family="text">
      <style:text-properties officeooo:rsid="0010b45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أُلِيمِ نِ تَامُ<text:line-break/>أُكِؤُتٗنْڠٗوَ</text:p>
      <text:p text:style-name="P2">وَ أَامَ نِ سُومُ<text:line-break/>يَ كُسٗنْڠٗنْيٗوَ</text:p>
      <text:p text:style-name="P1">أُيُوٖ فَهَامُ<text:line-break/>نَ مْوِيسٗ هُؤُوَ</text:p>
      <text:p text:style-name="P1"/>
      <text:p text:style-name="P1">نِ نْيَامَ لَئِينِ<text:line-break/>هَئِينَ مْفُوپَ</text:p>
      <text:p text:style-name="P1">نْجٖيمَ كْوَ لَهَانِ<text:line-break/>مٗولَ أَمٖتُوپَ</text:p>
      <text:p text:style-name="P1">ت<text:span text:style-name="T1">ه</text:span>أُونُ يَ ثَمَانِ<text:line-break/>أُسِؤٗ مْشِيپَ</text:p>
      <text:p text:style-name="P1"/>
      <text:p text:style-name="P1">أُتَتُومَ وٖيمَ<text:line-break/>كْوَ وَاكٗ وٖنْدَانِ</text:p>
      <text:p text:style-name="P1">نْدُوڠُ كُكُڠٖيمَ<text:line-break/>نَ كُويَ نْيُمْبَانِ</text:p>
      <text:p text:style-name="P1"><text:soft-page-break/>لَكُكُسُكُومَ<text:line-break/>هَلِپَتِكَانِ</text:p>
      <text:p text:style-name="P1"/>
      <text:p text:style-name="P1">كْوَ بَابَ نَ مَامَ<text:line-break/>كُوٖيكْوَ پَأَنِ</text:p>
      <text:p text:style-name="P1">أُتَكُوَ مْوٖيمَ<text:line-break/>نَ كْوَ مَجِرَانِ</text:p>
      <text:p text:style-name="P1">كُيُوَ كُسٖيمَ<text:line-break/>نِ أُسُلُتوَانِ</text:p>
      <text:p text:style-name="P1"/>
      <text:p text:style-name="P1">وَسٗكُفَهَامُ<text:line-break/>وَؤُوزٖ نِ نْيَانِ؟</text:p>
      <text:p text:style-name="Standard">وَفَانْيٖ هَمُومُ<text:line-break/>وَاجٖ مَسِكَانِ</text:p>
      <text:p text:style-name="P1">نَ وَكُهِشِيمُ<text:line-break/>وَاوٖ وَ نْيَؤٗونِ</text:p>
      <text:p text:style-name="P1"/>
      <text:p text:style-name="P1">سوَرِيفُ هِسَانِ<text:line-break/><text:soft-page-break/>أُوٖكٖيوٖ مْبٖيكٗ</text:p>
      <text:p text:style-name="P1">كْوَ نْدٖ نَ نْدَانِ<text:line-break/>نَ كْوَ وَ<text:span text:style-name="T1">ا</text:span>ت<text:span text:style-name="T1">ُ</text:span> وَاكٗ</text:p>
      <text:p text:style-name="P1">دَرَاجَ يَ شَانِ<text:line-break/>تٗوَ شَاكَ نْدَاكٗ</text:p>
      <text:p text:style-name="P1"/>
      <text:p text:style-name="P1">هُتٗوَ پَنْڠٗونِ<text:line-break/>نْيٗوكَ كَاجَ كْوَاكٗ</text:p>
      <text:p text:style-name="P1">كَتٗوكَ وَأَنِ<text:line-break/>أَسِيچٖ زِتُوكٗ</text:p>
      <text:p text:style-name="P1">يَاكٗ أُلِمِينِ<text:line-break/>مٖيمَ مَتَامْكٗ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1" svg:font-family="'DejaVu Sans'" style:font-family-generic="swiss"/>
    <style:font-face style:name="Scheherazade" svg:font-family="Scheherazade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WenQuanYi Zen Hei" style:font-size-asian="10.5pt" style:language-asian="zh" style:country-asian="CN" style:font-name-complex="DejaVu Sans" style:font-size-complex="12pt" style:language-complex="ar" style:country-complex="OM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WenQuanYi Zen Hei" style:font-size-asian="10.5pt" style:language-asian="zh" style:country-asian="CN" style:font-name-complex="DejaVu Sans" style:font-size-complex="12pt" style:language-complex="ar" style:country-complex="OM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end" style:justify-single-word="false" style:writing-mode="rl-tb"/>
      <style:text-properties fo:font-size="24pt" officeooo:rsid="000cdb6a" style:font-size-asian="24pt" style:font-name-complex="Scheherazade" style:font-family-complex="Scheherazade" style:font-pitch-complex="variable" style:font-size-complex="24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Arabic" style:family="paragraph" style:parent-style-name="Standard">
      <style:paragraph-properties fo:text-align="end" style:justify-single-word="false" style:writing-mode="rl-tb"/>
      <style:text-properties fo:font-size="26pt" officeooo:rsid="000cdb6a" style:font-size-asian="26pt" style:font-name-complex="Scheherazade" style:font-family-complex="Scheherazade" style:font-pitch-complex="variable" style:font-size-complex="26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evin Donnelly</meta:initial-creator>
    <meta:creation-date>2014-05-11T07:53:58.259811020</meta:creation-date>
    <dc:date>2014-09-07T16:37:56.793813981</dc:date>
    <meta:editing-duration>PT1H27M13S</meta:editing-duration>
    <meta:editing-cycles>9</meta:editing-cycles>
    <meta:generator>LibreOffice/4.2.4.2$Linux_X86_64 LibreOffice_project/420m0$Build-2</meta:generator>
    <dc:creator>Kevin Donnelly</dc:creator>
    <meta:document-statistic meta:table-count="0" meta:image-count="0" meta:object-count="0" meta:page-count="3" meta:paragraph-count="21" meta:word-count="101" meta:character-count="430" meta:non-whitespace-character-count="350"/>
  </office:meta>
</office:document-meta>
</file>